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20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pecialized 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benchmarks.StreamsBenchmarks.baseline_cart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64615488398298" calcext:value-type="float">
            <text:p>5.646154884</text:p>
          </table:table-cell>
          <table:table-cell office:value-type="float" office:value="0.161297463952334" calcext:value-type="float">
            <text:p>0.16129746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ref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.0046488425214" calcext:value-type="float">
            <text:p>28.0046488425</text:p>
          </table:table-cell>
          <table:table-cell office:value-type="float" office:value="0.670177416058739" calcext:value-type="float">
            <text:p>0.670177416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sum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7846158676071" calcext:value-type="float">
            <text:p>7.3784615868</text:p>
          </table:table-cell>
          <table:table-cell office:value-type="float" office:value="0.129953225828882" calcext:value-type="float">
            <text:p>0.12995322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sumOfSquares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57864064352292" calcext:value-type="float">
            <text:p>7.5786406435</text:p>
          </table:table-cell>
          <table:table-cell office:value-type="float" office:value="0.178129372888695" calcext:value-type="float">
            <text:p>0.17812937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sumOfSquaresEven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3330289600685" calcext:value-type="float">
            <text:p>12.3330289601</text:p>
          </table:table-cell>
          <table:table-cell office:value-type="float" office:value="0.570472351469394" calcext:value-type="float">
            <text:p>0.57047235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cart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5.541610646825" calcext:value-type="float">
            <text:p>185.5416106468</text:p>
          </table:table-cell>
          <table:table-cell office:value-type="float" office:value="3.73708907709121" calcext:value-type="float">
            <text:p>3.737089077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ref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.9932830648148" calcext:value-type="float">
            <text:p>62.9932830648</text:p>
          </table:table-cell>
          <table:table-cell office:value-type="float" office:value="1.82152091088698" calcext:value-type="float">
            <text:p>1.821520910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sum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9.325471725926" calcext:value-type="float">
            <text:p>119.3254717259</text:p>
          </table:table-cell>
          <table:table-cell office:value-type="float" office:value="12.9008560443048" calcext:value-type="float">
            <text:p>12.900856044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sumOfSquares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7.824364113426" calcext:value-type="float">
            <text:p>137.8243641134</text:p>
          </table:table-cell>
          <table:table-cell office:value-type="float" office:value="11.5314079527537" calcext:value-type="float">
            <text:p>11.53140795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sumOfSquaresEven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.471895866786" calcext:value-type="float">
            <text:p>90.4718958668</text:p>
          </table:table-cell>
          <table:table-cell office:value-type="float" office:value="26.4864634384182" calcext:value-type="float">
            <text:p>26.486463438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cart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6.159960777778" calcext:value-type="float">
            <text:p>206.1599607778</text:p>
          </table:table-cell>
          <table:table-cell office:value-type="float" office:value="12.4502113755181" calcext:value-type="float">
            <text:p>12.450211375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ref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4.40320669213" calcext:value-type="float">
            <text:p>134.4032066921</text:p>
          </table:table-cell>
          <table:table-cell office:value-type="float" office:value="12.3015385464861" calcext:value-type="float">
            <text:p>12.301538546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sum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2.985229878788" calcext:value-type="float">
            <text:p>102.9852298788</text:p>
          </table:table-cell>
          <table:table-cell office:value-type="float" office:value="2.82784502516763" calcext:value-type="float">
            <text:p>2.827845025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sumOfSquares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7.983788729167" calcext:value-type="float">
            <text:p>157.9837887292</text:p>
          </table:table-cell>
          <table:table-cell office:value-type="float" office:value="5.62610240657405" calcext:value-type="float">
            <text:p>5.626102406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sumOfSquaresEven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8.321613456019" calcext:value-type="float">
            <text:p>138.321613456</text:p>
          </table:table-cell>
          <table:table-cell office:value-type="float" office:value="11.4924701462576" calcext:value-type="float">
            <text:p>11.492470146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niboxed 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benchmarks.StreamsBenchmarks.baseline_cart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592572752409" calcext:value-type="float">
            <text:p>5.5925727524</text:p>
          </table:table-cell>
          <table:table-cell office:value-type="float" office:value="0.383081061052382" calcext:value-type="float">
            <text:p>0.383081061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ref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.3295982129936" calcext:value-type="float">
            <text:p>27.329598213</text:p>
          </table:table-cell>
          <table:table-cell office:value-type="float" office:value="1.37586803804702" calcext:value-type="float">
            <text:p>1.37586803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sum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35463101753344" calcext:value-type="float">
            <text:p>7.3546310175</text:p>
          </table:table-cell>
          <table:table-cell office:value-type="float" office:value="0.203008299412939" calcext:value-type="float">
            <text:p>0.203008299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sumOfSquares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57601673690721" calcext:value-type="float">
            <text:p>7.5760167369</text:p>
          </table:table-cell>
          <table:table-cell office:value-type="float" office:value="0.195579991230644" calcext:value-type="float">
            <text:p>0.19557999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baseline_sumOfSquaresEven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2436019598232" calcext:value-type="float">
            <text:p>12.2436019598</text:p>
          </table:table-cell>
          <table:table-cell office:value-type="float" office:value="0.89386338534432" calcext:value-type="float">
            <text:p>0.893863385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cart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6.8116606398148" calcext:value-type="float">
            <text:p>96.8116606398</text:p>
          </table:table-cell>
          <table:table-cell office:value-type="float" office:value="80.8867782653819" calcext:value-type="float">
            <text:p>80.88677826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ref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.1784919308243" calcext:value-type="float">
            <text:p>64.1784919308</text:p>
          </table:table-cell>
          <table:table-cell office:value-type="float" office:value="14.5961279850163" calcext:value-type="float">
            <text:p>14.59612798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sum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1893981774699" calcext:value-type="float">
            <text:p>11.1893981775</text:p>
          </table:table-cell>
          <table:table-cell office:value-type="float" office:value="0.264213220836126" calcext:value-type="float">
            <text:p>0.26421322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sumOfSquares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8210003167098" calcext:value-type="float">
            <text:p>12.8210003167</text:p>
          </table:table-cell>
          <table:table-cell office:value-type="float" office:value="0.50702480800432" calcext:value-type="float">
            <text:p>0.5070248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streams_sumOfSquaresEven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.3810133095238" calcext:value-type="float">
            <text:p>52.3810133095</text:p>
          </table:table-cell>
          <table:table-cell office:value-type="float" office:value="2.25879051711668" calcext:value-type="float">
            <text:p>2.258790517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cart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2.660719466667" calcext:value-type="float">
            <text:p>262.6607194667</text:p>
          </table:table-cell>
          <table:table-cell office:value-type="float" office:value="27.6709437141281" calcext:value-type="float">
            <text:p>27.670943714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ref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9.142899208333" calcext:value-type="float">
            <text:p>149.1428992083</text:p>
          </table:table-cell>
          <table:table-cell office:value-type="float" office:value="7.1507057831857" calcext:value-type="float">
            <text:p>7.150705783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sum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4.3381205555556" calcext:value-type="float">
            <text:p>94.3381205556</text:p>
          </table:table-cell>
          <table:table-cell office:value-type="float" office:value="7.61426599076998" calcext:value-type="float">
            <text:p>7.61426599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sumOfSquares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4.095183638889" calcext:value-type="float">
            <text:p>184.0951836389</text:p>
          </table:table-cell>
          <table:table-cell office:value-type="float" office:value="22.4871891600743" calcext:value-type="float">
            <text:p>22.4871891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benchmarks.StreamsBenchmarks.views_sumOfSquaresEven</text:p>
          </table:table-cell>
          <table:table-cell office:value-type="string" calcext:value-type="string">
            <text:p>avg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9.543240361111" calcext:value-type="float">
            <text:p>209.5432403611</text:p>
          </table:table-cell>
          <table:table-cell office:value-type="float" office:value="17.1907229342442" calcext:value-type="float">
            <text:p>17.1907229342</text:p>
          </table:table-cell>
          <table:table-cell office:value-type="string" calcext:value-type="string">
            <text:p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4" meta:object-count="0"/>
    <meta:generator>LibreOffice/4.2.7.2$Linux_X86_64 LibreOffice_project/420$Build-2</meta:generator>
  </office:meta>
</office:document-meta>
</file>